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39598"/>
    </style:style>
    <style:style style:name="gr2" style:family="graphic" style:parent-style-name="standard">
      <style:graphic-properties draw:stroke="dash" draw:stroke-dash="stroke-dash170" svg:stroke-width="0.052cm" svg:stroke-color="#939598" draw:stroke-linejoin="miter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dash" draw:stroke-dash="stroke-dash151" svg:stroke-width="0.052cm" svg:stroke-color="#939598" draw:stroke-linejoin="miter" svg:stroke-linecap="butt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solid" svg:stroke-width="0.052cm" svg:stroke-color="#231f20" draw:stroke-linejoin="miter" svg:stroke-linecap="butt" draw:fill="none" fo:padding-top="0.026cm" fo:padding-bottom="0.026cm" fo:padding-left="0.026cm" fo:padding-right="0.026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84cm" fo:min-width="0.18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65cm" svg:stroke-color="#231f20" draw:stroke-linejoin="miter" svg:stroke-linecap="butt" draw:fill="none" fo:padding-top="0.032cm" fo:padding-bottom="0.032cm" fo:padding-left="0.032cm" fo:padding-right="0.03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34cm" svg:stroke-color="#231f20" draw:stroke-linejoin="miter" svg:stroke-linecap="butt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231f2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39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4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939598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5.30000019073486pt" style:font-size-asian="5.30000019073486pt" style:font-size-complex="5.30000019073486pt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T1" style:family="text">
      <style:text-properties fo:color="#231f20" style:font-name="Arial" fo:font-size="9pt" fo:font-style="italic" style:font-size-asian="9pt" style:font-name-complex="Arial" style:font-size-complex="9pt" style:font-style-complex="italic"/>
    </style:style>
    <style:style style:name="T2" style:family="text">
      <style:text-properties fo:color="#231f20" style:font-name="Arial" fo:font-size="5.30000019073486pt" style:font-size-asian="5.30000019073486pt" style:font-name-complex="Arial" style:font-size-complex="5.30000019073486pt"/>
    </style:style>
    <style:style style:name="T3" style:family="text">
      <style:text-properties fo:color="#231f20" style:font-name="Arial" fo:font-size="9pt" style:font-size-asian="9pt" style:font-name-complex="Arial" style:font-size-complex="9pt"/>
    </style:style>
    <style:style style:name="T4" style:family="text">
      <style:text-properties fo:color="#231f20" style:font-name="Arial" fo:font-size="6pt" style:font-size-asian="6pt" style:font-name-complex="Arial" style:font-size-complex="6pt"/>
    </style:style>
    <style:style style:name="T5" style:family="text">
      <style:text-properties fo:color="#939598" style:font-name="Arial" fo:font-size="6pt" style:font-size-asian="6pt" style:font-name-complex="Arial" style:font-size-complex="6pt"/>
    </style:style>
    <style:style style:name="T6" style:family="text">
      <style:text-properties fo:color="#231f20" style:font-name="Arial" fo:font-size="6pt" fo:font-style="italic" style:font-size-asian="6pt" style:font-name-complex="Arial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285cm" svg:height="0.203cm" draw:transform="rotate (0.4002039974823) translate (7.57755999007576cm 6.86648362532969cm)" svg:viewBox="0 0 286 204" draw:points="286,204 0,199 100,125 85,0">
          <text:p/>
        </draw:polygon>
        <draw:line draw:style-name="gr2" draw:text-style-name="P2" draw:layer="layout" svg:x1="5.465cm" svg:y1="7.641cm" svg:x2="7.731cm" svg:y2="8.378cm">
          <text:p/>
        </draw:line>
        <draw:g>
          <draw:line draw:style-name="gr3" draw:text-style-name="P2" draw:layer="layout" svg:x1="5.267cm" svg:y1="8.938cm" svg:x2="7.827cm" svg:y2="8.938cm">
            <text:p/>
          </draw:line>
          <draw:polygon draw:style-name="gr1" draw:text-style-name="P1" draw:layer="layout" svg:width="0.329cm" svg:height="0cm" svg:x="7.68cm" svg:y="8.938cm" svg:viewBox="0 0 330 0" draw:points="330,0 0,0 115,0 98,0">
            <text:p/>
          </draw:polygon>
        </draw:g>
        <draw:polygon draw:style-name="gr1" draw:text-style-name="P1" draw:layer="layout" svg:width="0.285cm" svg:height="0.203cm" draw:transform="rotate (0.4002039974823) translate (7.57755999007576cm 8.86648362532969cm)" svg:viewBox="0 0 286 204" draw:points="286,204 0,199 100,125 85,0">
          <text:p/>
        </draw:polygon>
        <draw:line draw:style-name="gr3" draw:text-style-name="P2" draw:layer="layout" svg:x1="5.47cm" svg:y1="6.938cm" svg:x2="7.793cm" svg:y2="6.938cm">
          <text:p/>
        </draw:line>
        <draw:polygon draw:style-name="gr1" draw:text-style-name="P1" draw:layer="layout" svg:width="0.298cm" svg:height="0cm" svg:x="7.66cm" svg:y="6.938cm" svg:viewBox="0 0 299 0" draw:points="299,0 0,0 105,0 89,0">
          <text:p/>
        </draw:polygon>
        <draw:polygon draw:style-name="gr1" draw:text-style-name="P1" draw:layer="layout" svg:width="0.285cm" svg:height="0.203cm" draw:transform="rotate (0.4002039974823) translate (6.51055999007576cm 4.66548362532969cm)" svg:viewBox="0 0 286 204" draw:points="286,204 0,199 100,125 85,0">
          <text:p/>
        </draw:polygon>
        <draw:polygon draw:style-name="gr1" draw:text-style-name="P1" draw:layer="layout" svg:width="0.285cm" svg:height="0.203cm" draw:transform="rotate (0.785398163397448) translate (6.39334886703849cm 3.42257742985264cm)" svg:viewBox="0 0 286 204" draw:points="286,204 0,199 100,125 85,0">
          <text:p/>
        </draw:polygon>
        <draw:polygon draw:style-name="gr4" draw:text-style-name="P2" draw:layer="layout" svg:width="1.27cm" svg:height="0.972cm" svg:x="7.908cm" svg:y="6.669cm" svg:viewBox="0 0 1271 973" draw:points="1271,973 0,973 0,0 1271,0">
          <text:p/>
        </draw:polygon>
        <draw:frame draw:style-name="gr5" draw:text-style-name="P4" draw:layer="layout" svg:width="0.317cm" svg:height="0.357cm" svg:x="8.448cm" svg:y="6.9cm">
          <draw:text-box>
            <text:p text:style-name="P3"><text:span text:style-name="T1">I</text:span></text:p>
          </draw:text-box>
        </draw:frame>
        <draw:polygon draw:style-name="gr4" draw:text-style-name="P2" draw:layer="layout" svg:width="1.27cm" svg:height="0.972cm" svg:x="7.908cm" svg:y="8.435cm" svg:viewBox="0 0 1271 973" draw:points="1271,973 0,973 0,0 1271,0">
          <text:p/>
        </draw:polygon>
        <draw:frame draw:style-name="gr6" draw:text-style-name="P5" draw:layer="layout" svg:width="0.184cm" svg:height="0.208cm" svg:x="8.536cm" svg:y="7.126cm">
          <draw:text-box>
            <text:p text:style-name="P3"><text:span text:style-name="T2">0</text:span></text:p>
          </draw:text-box>
        </draw:frame>
        <draw:frame draw:style-name="gr5" draw:text-style-name="P4" draw:layer="layout" svg:width="0.317cm" svg:height="0.357cm" svg:x="8.333cm" svg:y="8.666cm">
          <draw:text-box>
            <text:p text:style-name="P3"><text:span text:style-name="T1">I</text:span></text:p>
          </draw:text-box>
        </draw:frame>
        <draw:frame draw:style-name="gr6" draw:text-style-name="P5" draw:layer="layout" svg:width="0.184cm" svg:height="0.208cm" svg:x="8.421cm" svg:y="8.892cm">
          <draw:text-box>
            <text:p text:style-name="P3"><text:span text:style-name="T2">0</text:span></text:p>
          </draw:text-box>
        </draw:frame>
        <draw:polygon draw:style-name="gr4" draw:text-style-name="P2" draw:layer="layout" svg:width="2.553cm" svg:height="0.972cm" svg:x="2.912cm" svg:y="6.669cm" svg:viewBox="0 0 2554 973" draw:points="2554,973 0,973 0,0 2554,0">
          <text:p/>
        </draw:polygon>
        <draw:frame draw:style-name="gr5" draw:text-style-name="P4" draw:layer="layout" svg:width="0.317cm" svg:height="0.357cm" svg:x="8.524cm" svg:y="8.666cm">
          <draw:text-box>
            <text:p text:style-name="P3"><text:span text:style-name="T1">N</text:span></text:p>
          </draw:text-box>
        </draw:frame>
        <draw:frame draw:style-name="gr5" draw:text-style-name="P4" draw:layer="layout" svg:width="2.39cm" svg:height="0.357cm" svg:x="3.009cm" svg:y="6.763cm">
          <draw:text-box>
            <text:p text:style-name="P3"><text:span text:style-name="T3">Single </text:span><text:span text:style-name="T3">cell </text:span><text:span text:style-name="T3">signal</text:span></text:p>
          </draw:text-box>
        </draw:frame>
        <draw:line draw:style-name="gr7" draw:text-style-name="P2" draw:layer="layout" svg:x1="3.009cm" svg:y1="7.155cm" svg:x2="5.374cm" svg:y2="7.155cm">
          <text:p/>
        </draw:line>
        <draw:polygon draw:style-name="gr8" draw:text-style-name="P2" draw:layer="layout" svg:width="2.339cm" svg:height="0.972cm" svg:x="2.912cm" svg:y="8.435cm" svg:viewBox="0 0 2340 973" draw:points="2340,973 0,973 0,0 2340,0">
          <text:p/>
        </draw:polygon>
        <draw:frame draw:style-name="gr5" draw:text-style-name="P4" draw:layer="layout" svg:width="2.318cm" svg:height="0.357cm" svg:x="3.009cm" svg:y="7.144cm">
          <draw:text-box>
            <text:p text:style-name="P3"><text:span text:style-name="T3">S</text:span><text:span text:style-name="T3">i</text:span><text:span text:style-name="T3">n</text:span><text:span text:style-name="T3">g</text:span><text:span text:style-name="T3">l</text:span><text:span text:style-name="T3">e </text:span><text:span text:style-name="T3">c</text:span><text:span text:style-name="T3">e</text:span><text:span text:style-name="T3">ll </text:span><text:span text:style-name="T3">n</text:span><text:span text:style-name="T3">o</text:span><text:span text:style-name="T3">is</text:span><text:span text:style-name="T3">e</text:span></text:p>
          </draw:text-box>
        </draw:frame>
        <draw:frame draw:style-name="gr9" draw:text-style-name="P4" draw:layer="layout" svg:width="0.316cm" svg:height="0.357cm" svg:x="3.04cm" svg:y="8.528cm">
          <draw:text-box>
            <text:p text:style-name="P3"><text:span text:style-name="T3">∆</text:span></text:p>
          </draw:text-box>
        </draw:frame>
        <draw:frame draw:style-name="gr5" draw:text-style-name="P4" draw:layer="layout" svg:width="1.958cm" svg:height="0.357cm" svg:x="3.234cm" svg:y="8.528cm">
          <draw:text-box>
            <text:p text:style-name="P3"><text:span text:style-name="T1">μ</text:span><text:span text:style-name="T3"> </text:span><text:span text:style-name="T3">s</text:span><text:span text:style-name="T3">i</text:span><text:span text:style-name="T3">g</text:span><text:span text:style-name="T3">n</text:span><text:span text:style-name="T3">a</text:span><text:span text:style-name="T3">l </text:span><text:span text:style-name="T3">s</text:span><text:span text:style-name="T3">l</text:span><text:span text:style-name="T3">o</text:span><text:span text:style-name="T3">p</text:span><text:span text:style-name="T3">e</text:span></text:p>
          </draw:text-box>
        </draw:frame>
        <draw:frame draw:style-name="gr9" draw:text-style-name="P4" draw:layer="layout" svg:width="0.316cm" svg:height="0.357cm" svg:x="3.04cm" svg:y="8.909cm">
          <draw:text-box>
            <text:p text:style-name="P3"><text:span text:style-name="T3">∆</text:span></text:p>
          </draw:text-box>
        </draw:frame>
        <draw:line draw:style-name="gr10" draw:text-style-name="P2" draw:layer="layout" svg:x1="3.04cm" svg:y1="8.921cm" svg:x2="5.189cm" svg:y2="8.921cm">
          <text:p/>
        </draw:line>
        <draw:path draw:style-name="gr4" draw:text-style-name="P2" draw:layer="layout" svg:width="0.375cm" svg:height="1.845cm" svg:x="2.37cm" svg:y="7.116cm" svg:viewBox="0 0 376 1846" svg:d="M376 0c-496 579-501 1258-16 1846">
          <text:p/>
        </draw:path>
        <draw:polygon draw:style-name="gr11" draw:text-style-name="P6" draw:layer="layout" svg:width="0.257cm" svg:height="0.267cm" svg:x="2.615cm" svg:y="6.979cm" svg:viewBox="0 0 258 268" draw:points="258,0 0,122 123,148 160,268">
          <text:p/>
        </draw:polygon>
        <draw:polygon draw:style-name="gr11" draw:text-style-name="P6" draw:layer="layout" svg:width="0.255cm" svg:height="0.268cm" svg:x="2.599cm" svg:y="8.832cm" svg:viewBox="0 0 256 269" draw:points="256,269 0,143 123,118 162,0">
          <text:p/>
        </draw:polygon>
        <draw:frame draw:style-name="gr5" draw:text-style-name="P4" draw:layer="layout" svg:width="1.886cm" svg:height="0.357cm" svg:x="3.234cm" svg:y="8.909cm">
          <draw:text-box>
            <text:p text:style-name="P3"><text:span text:style-name="T1">μ</text:span><text:span text:style-name="T3"> </text:span><text:span text:style-name="T3">no</text:span><text:span text:style-name="T3">is</text:span><text:span text:style-name="T3">e </text:span><text:span text:style-name="T3">sl</text:span><text:span text:style-name="T3">op</text:span><text:span text:style-name="T3">e</text:span></text:p>
          </draw:text-box>
        </draw:frame>
        <draw:frame draw:style-name="gr12" draw:text-style-name="P7" draw:layer="layout" svg:width="0.417cm" svg:height="0.239cm" svg:x="1.889cm" svg:y="7.915cm">
          <draw:text-box>
            <text:p text:style-name="P3"><text:span text:style-name="T4">0.</text:span><text:span text:style-name="T4">78</text:span></text:p>
          </draw:text-box>
        </draw:frame>
        <draw:polygon draw:style-name="gr1" draw:text-style-name="P1" draw:layer="layout" svg:width="0.284cm" svg:height="0.205cm" svg:x="7.624cm" svg:y="8.251cm" svg:viewBox="0 0 285 206" draw:points="285,185 0,206 93,123 67,0">
          <text:p/>
        </draw:polygon>
        <draw:line draw:style-name="gr4" draw:text-style-name="P2" draw:layer="layout" svg:x1="8.543cm" svg:y1="7.641cm" svg:x2="8.543cm" svg:y2="8.248cm">
          <text:p/>
        </draw:line>
        <draw:polygon draw:style-name="gr11" draw:text-style-name="P6" draw:layer="layout" svg:width="0.216cm" svg:height="0.263cm" svg:x="8.435cm" svg:y="8.172cm" svg:viewBox="0 0 217 264" draw:points="108,264 0,0 108,63 217,0">
          <text:p/>
        </draw:polygon>
        <draw:frame draw:style-name="gr12" draw:text-style-name="P7" draw:layer="layout" svg:width="0.243cm" svg:height="0.239cm" svg:x="1.971cm" svg:y="8.169cm">
          <draw:text-box>
            <text:p text:style-name="P3"><text:span text:style-name="T4">**</text:span><text:span text:style-name="T4">*</text:span></text:p>
          </draw:text-box>
        </draw:frame>
        <draw:frame draw:style-name="gr12" draw:text-style-name="P7" draw:layer="layout" svg:width="0.417cm" svg:height="0.239cm" svg:x="5.837cm" svg:y="7.268cm">
          <draw:text-box>
            <text:p text:style-name="P3"><text:span text:style-name="T5">0.07</text:span></text:p>
          </draw:text-box>
        </draw:frame>
        <draw:frame draw:style-name="gr12" draw:text-style-name="P7" draw:layer="layout" svg:width="0.345cm" svg:height="0.239cm" svg:x="5.873cm" svg:y="7.522cm">
          <draw:text-box>
            <text:p text:style-name="P3"><text:span text:style-name="T5">n</text:span><text:span text:style-name="T5">.</text:span><text:span text:style-name="T5">s</text:span><text:span text:style-name="T5">.</text:span></text:p>
          </draw:text-box>
        </draw:frame>
        <draw:frame draw:style-name="gr12" draw:text-style-name="P7" draw:layer="layout" svg:width="0.417cm" svg:height="0.239cm" svg:x="8.644cm" svg:y="7.812cm">
          <draw:text-box>
            <text:p text:style-name="P3"><text:span text:style-name="T4">0</text:span><text:span text:style-name="T4">.</text:span><text:span text:style-name="T4">5</text:span><text:span text:style-name="T4">0</text:span></text:p>
          </draw:text-box>
        </draw:frame>
        <draw:frame draw:style-name="gr12" draw:text-style-name="P7" draw:layer="layout" svg:width="0.211cm" svg:height="0.239cm" svg:x="8.768cm" svg:y="8.066cm">
          <draw:text-box>
            <text:p text:style-name="P3"><text:span text:style-name="T4">**</text:span></text:p>
          </draw:text-box>
        </draw:frame>
        <draw:frame draw:style-name="gr12" draw:text-style-name="P7" draw:layer="layout" svg:width="0.417cm" svg:height="0.239cm" svg:x="5.742cm" svg:y="8.306cm">
          <draw:text-box>
            <text:p text:style-name="P3"><text:span text:style-name="T4">0.68</text:span></text:p>
          </draw:text-box>
        </draw:frame>
        <draw:frame draw:style-name="gr12" draw:text-style-name="P7" draw:layer="layout" svg:width="0.243cm" svg:height="0.239cm" svg:x="5.807cm" svg:y="8.56cm">
          <draw:text-box>
            <text:p text:style-name="P3"><text:span text:style-name="T4">***</text:span></text:p>
          </draw:text-box>
        </draw:frame>
        <draw:polygon draw:style-name="gr4" draw:text-style-name="P2" draw:layer="layout" svg:width="1.27cm" svg:height="0.972cm" svg:x="2.94cm" svg:y="2.382cm" svg:viewBox="0 0 1271 973" draw:points="1271,973 0,973 0,0 1271,0">
          <text:p/>
        </draw:polygon>
        <draw:frame draw:style-name="gr5" draw:text-style-name="P4" draw:layer="layout" svg:width="0.317cm" svg:height="0.357cm" svg:x="3.48cm" svg:y="2.613cm">
          <draw:text-box>
            <text:p text:style-name="P3"><text:span text:style-name="T1">I</text:span></text:p>
          </draw:text-box>
        </draw:frame>
        <draw:polygon draw:style-name="gr4" draw:text-style-name="P2" draw:layer="layout" svg:width="1.27cm" svg:height="0.972cm" svg:x="2.94cm" svg:y="4.148cm" svg:viewBox="0 0 1271 973" draw:points="1271,973 0,973 0,0 1271,0">
          <text:p/>
        </draw:polygon>
        <draw:frame draw:style-name="gr6" draw:text-style-name="P5" draw:layer="layout" svg:width="0.184cm" svg:height="0.208cm" svg:x="3.568cm" svg:y="2.839cm">
          <draw:text-box>
            <text:p text:style-name="P3"><text:span text:style-name="T2">0</text:span></text:p>
          </draw:text-box>
        </draw:frame>
        <draw:frame draw:style-name="gr5" draw:text-style-name="P4" draw:layer="layout" svg:width="0.317cm" svg:height="0.357cm" svg:x="3.365cm" svg:y="4.379cm">
          <draw:text-box>
            <text:p text:style-name="P3"><text:span text:style-name="T1">I</text:span></text:p>
          </draw:text-box>
        </draw:frame>
        <draw:frame draw:style-name="gr6" draw:text-style-name="P5" draw:layer="layout" svg:width="0.184cm" svg:height="0.208cm" svg:x="3.453cm" svg:y="4.604cm">
          <draw:text-box>
            <text:p text:style-name="P3"><text:span text:style-name="T2">0</text:span></text:p>
          </draw:text-box>
        </draw:frame>
        <draw:polygon draw:style-name="gr4" draw:text-style-name="P2" draw:layer="layout" svg:width="2.553cm" svg:height="0.972cm" svg:x="6.625cm" svg:y="2.382cm" svg:viewBox="0 0 2554 973" draw:points="2554,973 0,973 0,0 2554,0">
          <text:p/>
        </draw:polygon>
        <draw:frame draw:style-name="gr5" draw:text-style-name="P4" draw:layer="layout" svg:width="0.317cm" svg:height="0.357cm" svg:x="3.556cm" svg:y="4.379cm">
          <draw:text-box>
            <text:p text:style-name="P3"><text:span text:style-name="T1">N</text:span></text:p>
          </draw:text-box>
        </draw:frame>
        <draw:frame draw:style-name="gr5" draw:text-style-name="P4" draw:layer="layout" svg:width="2.39cm" svg:height="0.357cm" svg:x="6.722cm" svg:y="2.475cm">
          <draw:text-box>
            <text:p text:style-name="P3"><text:span text:style-name="T3">Single cell signal</text:span></text:p>
          </draw:text-box>
        </draw:frame>
        <draw:line draw:style-name="gr7" draw:text-style-name="P2" draw:layer="layout" svg:x1="6.722cm" svg:y1="2.868cm" svg:x2="9.087cm" svg:y2="2.868cm">
          <text:p/>
        </draw:line>
        <draw:polygon draw:style-name="gr8" draw:text-style-name="P2" draw:layer="layout" svg:width="2.339cm" svg:height="0.972cm" svg:x="6.839cm" svg:y="4.148cm" svg:viewBox="0 0 2340 973" draw:points="2340,973 0,973 0,0 2340,0">
          <text:p/>
        </draw:polygon>
        <draw:frame draw:style-name="gr5" draw:text-style-name="P4" draw:layer="layout" svg:width="2.318cm" svg:height="0.357cm" svg:x="6.722cm" svg:y="2.856cm">
          <draw:text-box>
            <text:p text:style-name="P3"><text:span text:style-name="T3">Single cell noise</text:span></text:p>
          </draw:text-box>
        </draw:frame>
        <draw:frame draw:style-name="gr9" draw:text-style-name="P4" draw:layer="layout" svg:width="0.316cm" svg:height="0.357cm" svg:x="6.967cm" svg:y="4.241cm">
          <draw:text-box>
            <text:p text:style-name="P3"><text:span text:style-name="T3">∆</text:span></text:p>
          </draw:text-box>
        </draw:frame>
        <draw:frame draw:style-name="gr5" draw:text-style-name="P4" draw:layer="layout" svg:width="1.958cm" svg:height="0.357cm" svg:x="7.161cm" svg:y="4.241cm">
          <draw:text-box>
            <text:p text:style-name="P3"><text:span text:style-name="T1">μ</text:span><text:span text:style-name="T3"> signal slope</text:span></text:p>
          </draw:text-box>
        </draw:frame>
        <draw:frame draw:style-name="gr9" draw:text-style-name="P4" draw:layer="layout" svg:width="0.316cm" svg:height="0.357cm" svg:x="6.967cm" svg:y="4.622cm">
          <draw:text-box>
            <text:p text:style-name="P3"><text:span text:style-name="T3">∆</text:span></text:p>
          </draw:text-box>
        </draw:frame>
        <draw:line draw:style-name="gr10" draw:text-style-name="P2" draw:layer="layout" svg:x1="6.967cm" svg:y1="4.634cm" svg:x2="9.116cm" svg:y2="4.634cm">
          <text:p/>
        </draw:line>
        <draw:path draw:style-name="gr4" draw:text-style-name="P2" draw:layer="layout" svg:width="0.375cm" svg:height="1.845cm" svg:x="2.403cm" svg:y="2.82cm" svg:viewBox="0 0 376 1846" svg:d="M376 0c-496 580-501 1260-17 1846">
          <text:p/>
        </draw:path>
        <draw:polygon draw:style-name="gr11" draw:text-style-name="P6" draw:layer="layout" svg:width="0.257cm" svg:height="0.267cm" svg:x="2.648cm" svg:y="2.683cm" svg:viewBox="0 0 258 268" draw:points="258,0 0,122 123,148 160,268">
          <text:p/>
        </draw:polygon>
        <draw:polygon draw:style-name="gr11" draw:text-style-name="P6" draw:layer="layout" svg:width="0.255cm" svg:height="0.268cm" svg:x="2.632cm" svg:y="4.536cm" svg:viewBox="0 0 256 269" draw:points="256,269 0,143 123,119 162,0">
          <text:p/>
        </draw:polygon>
        <draw:line draw:style-name="gr4" draw:text-style-name="P2" draw:layer="layout" svg:x1="4.21cm" svg:y1="2.9cm" svg:x2="6.438cm" svg:y2="2.9cm">
          <text:p/>
        </draw:line>
        <draw:polygon draw:style-name="gr11" draw:text-style-name="P6" draw:layer="layout" svg:width="0.263cm" svg:height="0.216cm" svg:x="6.362cm" svg:y="2.792cm" svg:viewBox="0 0 264 217" draw:points="264,108 0,217 62,108 0,0">
          <text:p/>
        </draw:polygon>
        <draw:line draw:style-name="gr4" draw:text-style-name="P2" draw:layer="layout" svg:x1="8.041cm" svg:y1="3.364cm" svg:x2="8.041cm" svg:y2="3.961cm">
          <text:p/>
        </draw:line>
        <draw:polygon draw:style-name="gr11" draw:text-style-name="P6" draw:layer="layout" svg:width="0.215cm" svg:height="0.264cm" svg:x="7.934cm" svg:y="3.884cm" svg:viewBox="0 0 216 265" draw:points="108,265 0,0 108,63 216,0">
          <text:p/>
        </draw:polygon>
        <draw:frame draw:style-name="gr5" draw:text-style-name="P4" draw:layer="layout" svg:width="1.886cm" svg:height="0.357cm" svg:x="7.161cm" svg:y="4.622cm">
          <draw:text-box>
            <text:p text:style-name="P3"><text:span text:style-name="T1">μ</text:span><text:span text:style-name="T3"> noise slope</text:span></text:p>
          </draw:text-box>
        </draw:frame>
        <draw:frame draw:style-name="gr12" draw:text-style-name="P7" draw:layer="layout" svg:width="0.417cm" svg:height="0.239cm" svg:x="1.922cm" svg:y="3.62cm">
          <draw:text-box>
            <text:p text:style-name="P3"><text:span text:style-name="T4">0.67</text:span></text:p>
          </draw:text-box>
        </draw:frame>
        <draw:frame draw:style-name="gr12" draw:text-style-name="P7" draw:layer="layout" svg:width="0.243cm" svg:height="0.239cm" svg:x="2.004cm" svg:y="3.874cm">
          <draw:text-box>
            <text:p text:style-name="P3"><text:span text:style-name="T4">***</text:span></text:p>
          </draw:text-box>
        </draw:frame>
        <draw:frame draw:style-name="gr12" draw:text-style-name="P7" draw:layer="layout" svg:width="0.417cm" svg:height="0.239cm" svg:x="5.185cm" svg:y="2.447cm">
          <draw:text-box>
            <text:p text:style-name="P3"><text:span text:style-name="T4">0.63</text:span></text:p>
          </draw:text-box>
        </draw:frame>
        <draw:frame draw:style-name="gr12" draw:text-style-name="P7" draw:layer="layout" svg:width="0.243cm" svg:height="0.239cm" svg:x="5.267cm" svg:y="2.701cm">
          <draw:text-box>
            <text:p text:style-name="P3"><text:span text:style-name="T4">***</text:span></text:p>
          </draw:text-box>
        </draw:frame>
        <draw:frame draw:style-name="gr12" draw:text-style-name="P7" draw:layer="layout" svg:width="0.417cm" svg:height="0.239cm" svg:x="8.227cm" svg:y="3.494cm">
          <draw:text-box>
            <text:p text:style-name="P3"><text:span text:style-name="T4">0.38</text:span></text:p>
          </draw:text-box>
        </draw:frame>
        <draw:frame draw:style-name="gr13" draw:text-style-name="P8" draw:layer="layout" svg:width="0.396cm" svg:height="0.477cm" svg:x="8.315cm" svg:y="3.748cm">
          <draw:text-box>
            <text:p text:style-name="P3"><text:span text:style-name="T4">***</text:span></text:p>
          </draw:text-box>
        </draw:frame>
        <draw:frame draw:style-name="gr12" draw:text-style-name="P7" draw:layer="layout" svg:width="0.599cm" svg:height="0.239cm" svg:x="8.497cm" svg:y="1.889cm">
          <draw:text-box>
            <text:p text:style-name="P3"><text:span text:style-name="T6">n</text:span><text:span text:style-name="T4"> = 73</text:span></text:p>
          </draw:text-box>
        </draw:frame>
        <draw:line draw:style-name="gr4" draw:text-style-name="P2" draw:layer="layout" svg:x1="5.251cm" svg:y1="8.436cm" svg:x2="7.73cm" svg:y2="7.695cm">
          <text:p/>
        </draw:line>
        <draw:polygon draw:style-name="gr11" draw:text-style-name="P6" draw:layer="layout" svg:width="0.283cm" svg:height="0.206cm" svg:x="7.625cm" svg:y="7.614cm" svg:viewBox="0 0 284 207" draw:points="284,27 62,207 91,86 0,0">
          <text:p/>
        </draw:polygon>
        <draw:frame draw:style-name="gr12" draw:text-style-name="P7" draw:layer="layout" svg:width="0.417cm" svg:height="0.239cm" svg:x="5.086cm" svg:y="3.254cm">
          <draw:text-box>
            <text:p text:style-name="P3"><text:span text:style-name="T4">0.50</text:span></text:p>
          </draw:text-box>
        </draw:frame>
        <draw:frame draw:style-name="gr12" draw:text-style-name="P7" draw:layer="layout" svg:width="0.243cm" svg:height="0.239cm" svg:x="5.168cm" svg:y="3.508cm">
          <draw:text-box>
            <text:p text:style-name="P3"><text:span text:style-name="T4">***</text:span></text:p>
          </draw:text-box>
        </draw:frame>
        <draw:line draw:style-name="gr3" draw:text-style-name="P2" draw:layer="layout" svg:x1="4.211cm" svg:y1="4.175cm" svg:x2="6.429cm" svg:y2="3.47cm">
          <text:p/>
        </draw:line>
        <draw:frame draw:style-name="gr12" draw:text-style-name="P7" draw:layer="layout" svg:width="0.417cm" svg:height="0.239cm" svg:x="4.683cm" svg:y="4.048cm">
          <draw:text-box>
            <text:p text:style-name="P3"><text:span text:style-name="T5">0.12</text:span></text:p>
          </draw:text-box>
        </draw:frame>
        <draw:frame draw:style-name="gr12" draw:text-style-name="P7" draw:layer="layout" svg:width="0.345cm" svg:height="0.239cm" svg:x="4.719cm" svg:y="4.302cm">
          <draw:text-box>
            <text:p text:style-name="P3"><text:span text:style-name="T5">n.s.</text:span></text:p>
          </draw:text-box>
        </draw:frame>
        <draw:frame draw:style-name="gr14" draw:text-style-name="P8" draw:layer="layout" svg:width="0.417cm" svg:height="0.239cm" svg:x="5.318cm" svg:y="4.825cm">
          <draw:text-box>
            <text:p text:style-name="P3"><text:span text:style-name="T5">0.07</text:span></text:p>
          </draw:text-box>
        </draw:frame>
        <draw:frame draw:style-name="gr15" draw:text-style-name="P8" draw:layer="layout" svg:width="0.345cm" svg:height="0.239cm" svg:x="5.354cm" svg:y="5.079cm">
          <draw:text-box>
            <text:p text:style-name="P3"><text:span text:style-name="T5">n.s.</text:span></text:p>
          </draw:text-box>
        </draw:frame>
        <draw:g>
          <draw:line draw:style-name="gr3" draw:text-style-name="P2" draw:layer="layout" svg:x1="4.211cm" svg:y1="4.737cm" svg:x2="6.666cm" svg:y2="4.737cm">
            <text:p/>
          </draw:line>
          <draw:polygon draw:style-name="gr1" draw:text-style-name="P1" draw:layer="layout" svg:width="0.316cm" svg:height="0cm" svg:x="6.525cm" svg:y="4.737cm" svg:viewBox="0 0 317 0" draw:points="317,0 0,0 111,0 94,0">
            <text:p/>
          </draw:polygon>
        </draw:g>
        <draw:g>
          <draw:line draw:style-name="gr4" draw:text-style-name="P2" draw:layer="layout" svg:x1="4.15cm" svg:y1="3.337cm" svg:x2="6.738cm" svg:y2="4.165cm">
            <text:p/>
          </draw:line>
          <draw:polygon draw:style-name="gr11" draw:text-style-name="P6" draw:layer="layout" svg:width="0.329cm" svg:height="0.231cm" draw:transform="rotate (-3.14159265358979) translate (6.944cm 4.253cm)" svg:viewBox="0 0 330 232" draw:points="0,22 252,232 222,94 330,0">
            <text:p/>
          </draw:polygon>
        </draw:g>
        <draw:frame draw:style-name="gr12" draw:text-style-name="P7" draw:layer="layout" svg:width="0.417cm" svg:height="0.239cm" svg:x="6.377cm" svg:y="6.326cm">
          <draw:text-box>
            <text:p text:style-name="P3"><text:span text:style-name="T5">0.18</text:span></text:p>
          </draw:text-box>
        </draw:frame>
        <draw:frame draw:style-name="gr12" draw:text-style-name="P7" draw:layer="layout" svg:width="0.345cm" svg:height="0.239cm" svg:x="6.413cm" svg:y="6.58cm">
          <draw:text-box>
            <text:p text:style-name="P3"><text:span text:style-name="T5">n.s.</text:span></text:p>
          </draw:text-box>
        </draw:frame>
        <draw:frame draw:style-name="gr12" draw:text-style-name="P7" draw:layer="layout" svg:width="0.417cm" svg:height="0.239cm" svg:x="6.378cm" svg:y="9.026cm">
          <draw:text-box>
            <text:p text:style-name="P3"><text:span text:style-name="T5">0.15</text:span></text:p>
          </draw:text-box>
        </draw:frame>
        <draw:frame draw:style-name="gr12" draw:text-style-name="P7" draw:layer="layout" svg:width="0.345cm" svg:height="0.239cm" svg:x="6.414cm" svg:y="9.28cm">
          <draw:text-box>
            <text:p text:style-name="P3"><text:span text:style-name="T5">n.</text:span><text:span text:style-name="T5">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51" draw:style="rect" draw:dots1="1" draw:dots1-length="0.148cm" draw:distance="0.074cm"/>
    <draw:stroke-dash draw:name="stroke-dash170" draw:style="rect" draw:dots1="1" draw:dots1-length="0.15cm" draw:distance="0.07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20:15:49.947890001</meta:creation-date>
    <dc:date>2021-10-11T20:31:34.396241493</dc:date>
    <meta:editing-duration>PT4M43S</meta:editing-duration>
    <meta:editing-cycles>1</meta:editing-cycles>
    <meta:document-statistic meta:object-count="91"/>
    <meta:generator>LibreOffice/6.4.7.2$Linux_X86_64 LibreOffice_project/40$Build-2</meta:generator>
  </office:meta>
</office:document-meta>
</file>